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8"/>
    <style:style style:name="ce3" style:family="table-cell" style:parent-style-name="Default" style:data-style-name="N117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NGC_59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Measured Flux</text:p>
          </table:table-cell>
          <table:table-cell/>
          <table:table-cell office:value-type="float" office:value="6368968">
            <text:p>6368968</text:p>
          </table:table-cell>
          <table:table-cell/>
          <table:table-cell office:value-type="string">
            <text:p>Mag</text:p>
          </table:table-cell>
          <table:table-cell/>
          <table:table-cell table:formula="oooc:=-2.5*LOG([.C1];10)-25" office:value-type="float" office:value="-42.0101726670963">
            <text:p>-42.01</text:p>
          </table:table-cell>
        </table:table-row>
        <table:table-row table:style-name="ro1">
          <table:table-cell office:value-type="string">
            <text:p>Airmass</text:p>
          </table:table-cell>
          <table:table-cell/>
          <table:table-cell office:value-type="float" office:value="1.234">
            <text:p>1.23</text:p>
          </table:table-cell>
          <table:table-cell/>
          <table:table-cell office:value-type="string">
            <text:p>Corrected Mag</text:p>
          </table:table-cell>
          <table:table-cell/>
          <table:table-cell table:formula="oooc:=[.G1]-0.114*[.C2]" office:value-type="float" office:value="-42.1508486670963">
            <text:p>-42.15</text:p>
          </table:table-cell>
        </table:table-row>
        <table:table-row table:style-name="ro1">
          <table:table-cell office:value-type="string">
            <text:p>Conversion</text:p>
          </table:table-cell>
          <table:table-cell/>
          <table:table-cell table:style-name="ce1" office:value-type="float" office:value="1.93E-020">
            <text:p>1.93E-020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Corrected Flux</text:p>
          </table:table-cell>
          <table:table-cell/>
          <table:table-cell table:formula="oooc:=10^(([.G2]+25)/-2.5)" office:value-type="float" office:value="7250024.37736996">
            <text:p>7250024.3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nverted Flux</text:p>
          </table:table-cell>
          <table:table-cell/>
          <table:table-cell table:style-name="ce2" table:formula="oooc:=[.C7]*[.C3]" office:value-type="float" office:value="0.00000000000013992547048324">
            <text:p>1.399E-13</text:p>
          </table:table-cell>
          <table:table-cell table:number-columns-repeated="4"/>
        </table:table-row>
      </table:table>
      <table:table table:name="ESO384-G016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Measured Flux</text:p>
          </table:table-cell>
          <table:table-cell/>
          <table:table-cell office:value-type="float" office:value="44649">
            <text:p>44649</text:p>
          </table:table-cell>
          <table:table-cell/>
          <table:table-cell office:value-type="string">
            <text:p>Mag</text:p>
          </table:table-cell>
          <table:table-cell table:formula="oooc:=-2.5*LOG([.C1];10)-25" office:value-type="float" office:value="-36.6245293411888">
            <text:p>-36.62</text:p>
          </table:table-cell>
        </table:table-row>
        <table:table-row table:style-name="ro1">
          <table:table-cell office:value-type="string">
            <text:p>Airmass</text:p>
          </table:table-cell>
          <table:table-cell/>
          <table:table-cell table:style-name="ce3" office:value-type="float" office:value="1.353">
            <text:p>1.3530</text:p>
          </table:table-cell>
          <table:table-cell/>
          <table:table-cell office:value-type="string">
            <text:p>Corrected Mag</text:p>
          </table:table-cell>
          <table:table-cell table:formula="oooc:=[.F1]-0.114*[.C2]" office:value-type="float" office:value="-36.7787713411888">
            <text:p>-36.78</text:p>
          </table:table-cell>
        </table:table-row>
        <table:table-row table:style-name="ro1">
          <table:table-cell office:value-type="string">
            <text:p>Conversion</text:p>
          </table:table-cell>
          <table:table-cell/>
          <table:table-cell table:style-name="ce1" office:value-type="float" office:value="1.36E-020">
            <text:p>1.36E-020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Corrected Flux</text:p>
          </table:table-cell>
          <table:table-cell/>
          <table:table-cell table:formula="oooc:=10^(([.F2]+25)/-2.5)" office:value-type="float" office:value="51464.5922774626">
            <text:p>51464.5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nverted Flux</text:p>
          </table:table-cell>
          <table:table-cell/>
          <table:table-cell table:style-name="ce2" table:formula="oooc:=[.C7]*[.C3]" office:value-type="float" office:value="6.99918454973492E-016">
            <text:p>6.999E-16</text:p>
          </table:table-cell>
          <table:table-cell table:number-columns-repeated="3"/>
        </table:table-row>
      </table:table>
      <table:table table:name="HIPASS J1337-39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Measured Flux</text:p>
          </table:table-cell>
          <table:table-cell/>
          <table:table-cell office:value-type="float" office:value="459305">
            <text:p>459305</text:p>
          </table:table-cell>
          <table:table-cell/>
          <table:table-cell office:value-type="string">
            <text:p>Mag</text:p>
          </table:table-cell>
          <table:table-cell/>
          <table:table-cell table:formula="oooc:=-2.5*LOG([.C1];10)-25" office:value-type="float" office:value="-39.1552529329471">
            <text:p>-39.16</text:p>
          </table:table-cell>
        </table:table-row>
        <table:table-row table:style-name="ro1">
          <table:table-cell office:value-type="string">
            <text:p>Airmass</text:p>
          </table:table-cell>
          <table:table-cell/>
          <table:table-cell office:value-type="float" office:value="1.569">
            <text:p>1.57</text:p>
          </table:table-cell>
          <table:table-cell/>
          <table:table-cell office:value-type="string">
            <text:p>Corrected Mag</text:p>
          </table:table-cell>
          <table:table-cell/>
          <table:table-cell table:formula="oooc:=[.G1]-0.114*[.C2]" office:value-type="float" office:value="-39.3341189329471">
            <text:p>-39.33</text:p>
          </table:table-cell>
        </table:table-row>
        <table:table-row table:style-name="ro1">
          <table:table-cell office:value-type="string">
            <text:p>Conversion</text:p>
          </table:table-cell>
          <table:table-cell/>
          <table:table-cell table:style-name="ce1" office:value-type="float" office:value="2.01E-020">
            <text:p>2.01E-020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Corrected Flux</text:p>
          </table:table-cell>
          <table:table-cell/>
          <table:table-cell table:formula="oooc:=10^(([.G2]+25)/-2.5)" office:value-type="float" office:value="541561.239022484">
            <text:p>541561.2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nverted Flux</text:p>
          </table:table-cell>
          <table:table-cell/>
          <table:table-cell table:style-name="ce2" table:formula="oooc:=[.C7]*[.C3]" office:value-type="float" office:value="0.0000000000000108853809043519">
            <text:p>1.089E-14</text:p>
          </table:table-cell>
          <table:table-cell table:number-columns-repeated="4"/>
        </table:table-row>
      </table:table>
      <table:table table:name="ESO407-G018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Measured Flux</text:p>
          </table:table-cell>
          <table:table-cell/>
          <table:table-cell office:value-type="float" office:value="96651">
            <text:p>96651</text:p>
          </table:table-cell>
          <table:table-cell/>
          <table:table-cell office:value-type="string">
            <text:p>Mag</text:p>
          </table:table-cell>
          <table:table-cell/>
          <table:table-cell table:formula="oooc:=-2.5*LOG([.C1];10)-25" office:value-type="float" office:value="-37.463015879544">
            <text:p>-37.46</text:p>
          </table:table-cell>
        </table:table-row>
        <table:table-row table:style-name="ro2">
          <table:table-cell office:value-type="string">
            <text:p>Airmass</text:p>
          </table:table-cell>
          <table:table-cell/>
          <table:table-cell table:style-name="ce4" office:value-type="float" office:value="1.079">
            <text:p>1.08</text:p>
          </table:table-cell>
          <table:table-cell/>
          <table:table-cell office:value-type="string">
            <text:p>Corrected Mag</text:p>
          </table:table-cell>
          <table:table-cell/>
          <table:table-cell table:formula="oooc:=[.G1]-0.114*[.C2]" office:value-type="float" office:value="-37.586021879544">
            <text:p>-37.59</text:p>
          </table:table-cell>
        </table:table-row>
        <table:table-row table:style-name="ro1">
          <table:table-cell office:value-type="string">
            <text:p>Conversion</text:p>
          </table:table-cell>
          <table:table-cell/>
          <table:table-cell table:style-name="ce1" office:value-type="float" office:value="1.43E-020">
            <text:p>1.43E-020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Corrected Flux</text:p>
          </table:table-cell>
          <table:table-cell/>
          <table:table-cell table:formula="oooc:=10^(([.G2]+25)/-2.5)" office:value-type="float" office:value="108245.226075594">
            <text:p>108245.2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nverted Flux</text:p>
          </table:table-cell>
          <table:table-cell/>
          <table:table-cell table:style-name="ce2" table:formula="oooc:=[.C7]*[.C3]" office:value-type="float" office:value="1.547906732881E-015">
            <text:p>1.548E-1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scientific-number number:decimal-places="3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1">10/21/2009</text:date>, <text:time>13:1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Cameron Sobie</meta:initial-creator>
    <meta:creation-date>2009-09-30T11:43:34</meta:creation-date>
    <dc:creator>Cameron Sobie</dc:creator>
    <dc:date>2009-10-21T13:17:57</dc:date>
    <meta:editing-cycles>4</meta:editing-cycles>
    <meta:editing-duration>PT5H36M55S</meta:editing-duration>
    <meta:user-defined meta:name="Info 1"/>
    <meta:user-defined meta:name="Info 2"/>
    <meta:user-defined meta:name="Info 3"/>
    <meta:user-defined meta:name="Info 4"/>
    <meta:document-statistic meta:table-count="4" meta:cell-count="56"/>
  </office:meta>
</office:document-meta>
</file>